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P1" style:family="paragraph" style:parent-style-name="Standard">
      <style:paragraph-properties fo:text-align="center" style:justify-single-word="false"/>
      <style:text-properties style:font-name="Fira Sans" fo:font-size="16pt" officeooo:rsid="001a2d4a" officeooo:paragraph-rsid="001a2d4a" style:font-size-asian="14pt" style:font-size-complex="16pt"/>
    </style:style>
    <style:style style:name="P2" style:family="paragraph" style:parent-style-name="Standard">
      <style:paragraph-properties fo:text-align="start" style:justify-single-word="false"/>
      <style:text-properties style:font-name="Fira Sans" fo:font-size="16pt" officeooo:rsid="001a2d4a" officeooo:paragraph-rsid="001a2d4a" style:font-size-asian="14pt" style:font-size-complex="16pt"/>
    </style:style>
    <style:style style:name="P3" style:family="paragraph" style:parent-style-name="Standard">
      <style:paragraph-properties fo:text-align="center" style:justify-single-word="false"/>
      <style:text-properties style:font-name="Fira Sans" fo:font-size="12pt" officeooo:rsid="001b413a" officeooo:paragraph-rsid="001b413a" style:font-size-asian="12pt" style:font-size-complex="12pt"/>
    </style:style>
    <style:style style:name="P4" style:family="paragraph" style:parent-style-name="Standard">
      <style:paragraph-properties fo:text-align="start" style:justify-single-word="false"/>
      <style:text-properties style:font-name="Fira Sans" fo:font-size="12pt" officeooo:rsid="001b7216" officeooo:paragraph-rsid="001b7216" style:font-size-asian="12pt" style:font-size-complex="12pt"/>
    </style:style>
    <style:style style:name="P5" style:family="paragraph" style:parent-style-name="Standard">
      <style:paragraph-properties fo:text-align="start" style:justify-single-word="false"/>
      <style:text-properties style:font-name="Fira Sans" fo:font-size="12pt" officeooo:rsid="001b7216" officeooo:paragraph-rsid="001d051f" style:font-size-asian="12pt" style:font-size-complex="12pt"/>
    </style:style>
    <style:style style:name="P6" style:family="paragraph" style:parent-style-name="Standard">
      <style:paragraph-properties fo:text-align="start" style:justify-single-word="false"/>
      <style:text-properties style:font-name="Fira Sans" fo:font-size="12pt" officeooo:rsid="001b7216" officeooo:paragraph-rsid="00200ea6" style:font-size-asian="12pt" style:font-size-complex="12pt"/>
    </style:style>
    <style:style style:name="P7" style:family="paragraph" style:parent-style-name="Standard">
      <style:paragraph-properties fo:text-align="justify" style:justify-single-word="false"/>
      <style:text-properties style:font-name="Fira Sans" fo:font-size="12pt" officeooo:rsid="001b7216" officeooo:paragraph-rsid="00200ea6" style:font-size-asian="12pt" style:font-size-complex="12pt"/>
    </style:style>
    <style:style style:name="P8" style:family="paragraph" style:parent-style-name="Standard">
      <style:paragraph-properties fo:text-align="start" style:justify-single-word="false"/>
      <style:text-properties style:font-name="Fira Sans" fo:font-size="14pt" officeooo:rsid="001a2d4a" officeooo:paragraph-rsid="001a2d4a" style:font-size-asian="14pt" style:font-size-complex="14pt"/>
    </style:style>
    <style:style style:name="P9" style:family="paragraph" style:parent-style-name="Standard">
      <style:paragraph-properties fo:text-align="start" style:justify-single-word="false"/>
      <style:text-properties style:font-name="Fira Sans" fo:font-size="14pt" officeooo:rsid="001b7216" officeooo:paragraph-rsid="001b7216" style:font-size-asian="14pt" style:font-size-complex="14pt"/>
    </style:style>
    <style:style style:name="P10" style:family="paragraph" style:parent-style-name="Standard">
      <style:paragraph-properties fo:text-align="start" style:justify-single-word="false" fo:break-before="page"/>
      <style:text-properties style:font-name="Fira Sans" fo:font-size="14pt" officeooo:rsid="001b7216" officeooo:paragraph-rsid="001b7216" style:font-size-asian="14pt" style:font-size-complex="14pt"/>
    </style:style>
    <style:style style:name="T1" style:family="text">
      <style:text-properties officeooo:rsid="001d051f"/>
    </style:style>
    <style:style style:name="T2" style:family="text">
      <style:text-properties fo:font-size="10pt" style:font-size-asian="8.75pt" style:font-size-complex="10pt"/>
    </style:style>
    <style:style style:name="T3" style:family="text">
      <style:text-properties fo:font-size="10pt" officeooo:rsid="001d051f" style:font-size-asian="8.75pt" style:font-size-complex="10pt"/>
    </style:style>
    <style:style style:name="T4" style:family="text">
      <style:text-properties fo:font-size="10pt" officeooo:rsid="00200ea6" style:font-size-asian="8.75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YZM 2116 - VERİ YAPILARI</text:p>
      <text:p text:style-name="P1">2015/2016 Bahar Yarıyılı Dönem Projesi</text:p>
      <text:p text:style-name="P3">Teslim Tarihi: 27.05.20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SAN KAYNAKLARI BİLGİ SİSTEMİ</text:p>
      <text:p text:style-name="P2">PROJE RAPOR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GRUP 8:</text:p>
      <text:p text:style-name="P8">132805010 – Nuri UZUNOĞLU</text:p>
      <text:p text:style-name="P8">132805008 – Kadir Sefa ÜNAL</text:p>
      <text:p text:style-name="P10">1. Programcı Kataloğu</text:p>
      <text:p text:style-name="P9"/>
      <text:p text:style-name="P4"><text:tab/>1.1. Gerçekleştirilen Platform ve Dil ve Sürüm Adı</text:p>
      <text:p text:style-name="P7"><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p>
      <text:p text:style-name="P4"><text:span text:style-name="T3"/></text:p>
      <text:p text:style-name="P4"><text:tab/>1.2. Problemin kısa tanımı</text:p>
      <text:p text:style-name="P6"><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tab/></text:p>
      <text:p text:style-name="P4"><text:span text:style-name="T2"/></text:p>
      <text:p text:style-name="P4"><text:tab/>1.3. Kullanılan sınıfların ve metotlarının kısa açıklamaları</text:p>
      <text:p text:style-name="P6"><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tab/></text:p>
      <text:p text:style-name="P5"><text:span text:style-name="T2"/></text:p>
      <text:p text:style-name="P4"><text:tab/>1.4. Kullanılan veri yapıları ve kısa açıklamaları</text:p>
      <text:p text:style-name="P6"><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tab/></text:p>
      <text:p text:style-name="P5"><text:span text:style-name="T2"/></text:p>
      <text:p text:style-name="P4"><text:tab/>1.5. Kullanılan dosyaların özellikleri ve kısa açıklamaları</text:p>
      <text:p text:style-name="P6"><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tab/></text:p>
      <text:p text:style-name="P5"><text:span text:style-name="T2"/></text:p>
      <text:p text:style-name="P4"><text:tab/>1.6. Yazılım Geliştirme İçin Harcanan Süreler (kişi ve saat bazında)</text:p>
      <text:p text:style-name="P7"><text:tab/><text:tab/><text:span text:style-name="T4">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text:span></text:p>
      <text:p text:style-name="P9"><text:soft-page-break/>2. Kullanıcı Kataloğu</text:p>
      <text:p text:style-name="P9"/>
      <text:p text:style-name="P4"><text:tab/>2.1. Programın İşletimi ve Ekran Görüntüsü (en az 1 tane)</text:p>
      <text:p text:style-name="P6"><text:span text:style-name="T4"><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p>
      <text:p text:style-name="P5"><text:span text:style-name="T2"/></text:p>
      <text:p text:style-name="P4"><text:tab/>2.2. Kullanıcı Kılavuzu</text:p>
      <text:p text:style-name="P6"><text:span text:style-name="T4"><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tab/></text:p>
      <text:p text:style-name="P5"><text:span text:style-name="T2"/></text:p>
      <text:p text:style-name="P4"><text:tab/>2.3. Programın Kısıtlamaları</text:p>
      <text:p text:style-name="P7"><text:span text:style-name="T4"><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tr" fo:country="TR" style:letter-kerning="true" style:font-name-asian="Noto Sans UI" style:font-size-asian="10.5pt" style:language-asian="zh" style:country-asian="CN" style:font-name-complex="Noto Sans U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tr" fo:country="TR" style:letter-kerning="true" style:font-name-asian="Noto Sans UI" style:font-size-asian="10.5pt" style:language-asian="zh" style:country-asian="CN" style:font-name-complex="Noto Sans U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oto Sans UI" style:font-family-asian="'Noto Sans UI'" style:font-family-generic-asian="system" style:font-pitch-asian="variable" style:font-size-asian="14pt" style:font-name-complex="Noto Sans UI" style:font-family-complex="'Noto Sans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 text:page-adjust="-1">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01:21:00.168207935</meta:creation-date>
    <meta:generator>LibreOffice/5.1.3.2$Linux_X86_64 LibreOffice_project/10m0$Build-2</meta:generator>
    <dc:date>2016-05-20T01:38:51.856400637</dc:date>
    <meta:editing-duration>PT17M3S</meta:editing-duration>
    <meta:editing-cycles>8</meta:editing-cycles>
    <meta:document-statistic meta:table-count="0" meta:image-count="0" meta:object-count="0" meta:page-count="3" meta:paragraph-count="29" meta:word-count="1055" meta:character-count="7260" meta:non-whitespace-character-count="6187"/>
  </office:meta>
</office:document-meta>
</file>